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a8b" officeooo:paragraph-rsid="00164a8b"/>
    </style:style>
    <style:style style:name="P2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officeooo:rsid="00164a8b" officeooo:paragraph-rsid="00164a8b"/>
    </style:style>
    <style:style style:name="P3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officeooo:rsid="00164a8b" officeooo:paragraph-rsid="00164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don’t like sharing gummies </text:p>
      <text:p text:style-name="P1">get your darn hands off my snack</text:p>
      <text:p text:style-name="P1">I’m going to eat them by myself</text:p>
      <text:p text:style-name="P1">so you should just stand back</text:p>
      <text:p text:style-name="P1"/>
      <text:p text:style-name="P1">I see you sitting there and looking </text:p>
      <text:p text:style-name="P1">at my gummie bears</text:p>
      <text:p text:style-name="P1">No matter how much you complain</text:p>
      <text:p text:style-name="P1">I’m never going to share</text:p>
      <text:p text:style-name="P1"/>
      <text:p text:style-name="P2">The gummie bears are mine and I </text:p>
      <text:p text:style-name="P3">think you should get your own</text:p>
      <text:p text:style-name="P3">If you take one I will call </text:p>
      <text:p text:style-name="P3">your mommy on the phone</text:p>
      <text:p text:style-name="P1"/>
      <text:p text:style-name="P1">If you touch my snack then I’ll</text:p>
      <text:p text:style-name="P1">eat every crumb of yours</text:p>
      <text:p text:style-name="P1">And leave you in the lunch room and </text:p>
      <text:p text:style-name="P1">I’ll lock up all the doors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7:36:03.988538027</meta:creation-date>
    <dc:date>2024-01-27T20:34:19.664329558</dc:date>
    <meta:editing-duration>PT7H24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98" meta:character-count="459" meta:non-whitespace-character-count="372"/>
  </office:meta>
</office:document-meta>
</file>